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>
        <style:tab-stops>
          <style:tab-stop style:position="3.4063in"/>
        </style:tab-stops>
      </style:paragraph-properties>
      <style:text-properties officeooo:paragraph-rsid="000953f8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3.4063in"/>
        </style:tab-stops>
      </style:paragraph-properties>
      <style:text-properties officeooo:paragraph-rsid="000953f8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3.4063in"/>
        </style:tab-stops>
      </style:paragraph-properties>
      <style:text-properties officeooo:paragraph-rsid="000a12e2"/>
    </style:style>
    <style:style style:name="P4" style:family="paragraph" style:parent-style-name="Standard">
      <style:paragraph-properties fo:line-height="115%" fo:text-align="end" style:justify-single-word="false">
        <style:tab-stops>
          <style:tab-stop style:position="3.4063in"/>
        </style:tab-stops>
      </style:paragraph-properties>
      <style:text-properties officeooo:rsid="000a12e2" officeooo:paragraph-rsid="000a12e2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a12e2"/>
    </style:style>
    <style:style style:name="P6" style:family="paragraph" style:parent-style-name="Standard">
      <style:paragraph-properties fo:line-height="115%" fo:text-align="end" style:justify-single-word="false"/>
      <style:text-properties officeooo:paragraph-rsid="000a12e2"/>
    </style:style>
    <style:style style:name="P7" style:family="paragraph" style:parent-style-name="Standard">
      <style:paragraph-properties fo:line-height="115%" fo:text-align="start" style:justify-single-word="false"/>
      <style:text-properties officeooo:rsid="000a12e2" officeooo:paragraph-rsid="000a12e2"/>
    </style:style>
    <style:style style:name="P8" style:family="paragraph" style:parent-style-name="Standard">
      <style:paragraph-properties fo:line-height="115%" fo:text-align="start" style:justify-single-word="false"/>
      <style:text-properties officeooo:rsid="000a12e2" officeooo:paragraph-rsid="000b8b12"/>
    </style:style>
    <style:style style:name="P9" style:family="paragraph" style:parent-style-name="Standard">
      <style:paragraph-properties fo:line-height="115%" fo:text-align="start" style:justify-single-word="false"/>
      <style:text-properties officeooo:paragraph-rsid="000b8b12"/>
    </style:style>
    <style:style style:name="P10" style:family="paragraph" style:parent-style-name="Standard">
      <style:paragraph-properties fo:line-height="115%" fo:text-align="start" style:justify-single-word="false"/>
      <style:text-properties officeooo:paragraph-rsid="000f5243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0d7868"/>
    </style:style>
    <style:style style:name="P12" style:family="paragraph" style:parent-style-name="Standard">
      <style:paragraph-properties fo:line-height="115%" fo:text-align="end" style:justify-single-word="false"/>
      <style:text-properties officeooo:paragraph-rsid="000d7868"/>
    </style:style>
    <style:style style:name="T1" style:family="text">
      <style:text-properties officeooo:rsid="000953f8"/>
    </style:style>
    <style:style style:name="T2" style:family="text">
      <style:text-properties officeooo:rsid="000a12e2"/>
    </style:style>
    <style:style style:name="T3" style:family="text">
      <style:text-properties officeooo:rsid="000b8b12"/>
    </style:style>
    <style:style style:name="T4" style:family="text">
      <style:text-properties officeooo:rsid="000f5243"/>
    </style:style>
    <style:style style:name="T5" style:family="text">
      <style:text-properties officeooo:rsid="000d7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/text:p>
      <text:p text:style-name="P2"><text:line-break/><text:span text:style-name="T1">প্রথম পক্ষঃ (দাতা)</text:span></text:p>
      <text:p text:style-name="P2"/>
      <text:p text:style-name="P3"><text:span text:style-name="T1">নামঃ </text:span>বাবু<text:span text:style-name="T1">ল চন্দ্র রায় (ধউলু) ,</text:span> পিতা: বিপদ চন্দ্র রায় </text:p>
      <text:p text:style-name="P3"><text:span text:style-name="T2">তাহার এনআইডি নংঃ </text:span></text:p>
      <text:p text:style-name="P3">ঠিকানাঃ দক্ষিন কানিয়ান <text:span text:style-name="T1">খা</text:span>তা <text:span text:style-name="T1">ছয়ঘড়ি</text:span> পাড়া, <text:span text:style-name="T1">থানা ও </text:span>জেলা: নীলফামারী <text:span text:style-name="T2">। </text:span></text:p>
      <text:p text:style-name="P4"/>
      <text:p text:style-name="P4">স্বাক্ষরঃ</text:p>
      <text:p text:style-name="P5"><text:span text:style-name="T1">দ্বিতীয় পক্ষঃ</text:span> (ভাড়াটিয়া)<text:line-break/>নাম<text:span text:style-name="T1">ঃ</text:span> <text:span text:style-name="T1">পা</text:span>ণ্ডব ক্ষুদ্র ব্যবসায়ী সমবায় সমিতি <text:s/>লিঃ </text:p>
      <text:p text:style-name="P5">ঠিকানাঃ দক্ষিন কানিয়ান <text:span text:style-name="T1">খা</text:span>তা <text:span text:style-name="T1">ছয়ঘড়ি</text:span> পাড়া, <text:span text:style-name="T1">থানা ও </text:span>জেলা: নীলফামারী <text:span text:style-name="T2">। </text:span></text:p>
      <text:p text:style-name="P5">সভাপতি<text:span text:style-name="T2">র নামঃ </text:span></text:p>
      <text:p text:style-name="P3">তাহার এনআইডি নংঃ </text:p>
      <text:p text:style-name="P6"><text:line-break/>সভাপতি<text:span text:style-name="T2">র স্বাক্ষরঃ</text:span></text:p>
      <text:p text:style-name="P7">শর্তসমূহঃ</text:p>
      <text:p text:style-name="P8">১। <text:s/>দোকান ভাড়ার <text:s/>মেয়াদ <text:s/><text:span text:style-name="T3">২০</text:span>-<text:span text:style-name="T3">০৬</text:span>-<text:span text:style-name="T3">২০২৫</text:span> ইং তারিখ হইতে <text:span text:style-name="T3">২০</text:span>-<text:span text:style-name="T3">০৬</text:span>-<text:span text:style-name="T3">২০২৮ </text:span>ইং পর্যন্ত ৩ <text:span text:style-name="T3">( </text:span>তিন <text:span text:style-name="T3">)</text:span> <text:span text:style-name="T3">বছরের জন্য</text:span> বলবৎ থাকিবে <text:span text:style-name="T3">।</text:span></text:p>
      <text:p text:style-name="P9"><text:span text:style-name="T3">২।</text:span> দোকান ভাড়ার <text:span text:style-name="T3">জন্য </text:span><text:span text:style-name="T1">প্রথম পক্ষ (দাতা) </text:span><text:s/><text:span text:style-name="T1">দ্বিতীয় পক্ষ</text:span><text:span text:style-name="T3">ের </text:span>(ভাড়াটিয়া) থেকে অগ্রিম ৫৫০০ টাকা <text:span text:style-name="T3">নগদ </text:span><text:s/>গ্রহন করি<text:span text:style-name="T3">বেন </text:span>।<text:line-break/><text:line-break/><text:span text:style-name="T3">৩। দোকান ভাড়া </text:span>মাসিক ৪০০ <text:span text:style-name="T3">টাকা (চারশত টাকা) করে ।</text:span></text:p>
      <text:p text:style-name="P10"><text:span text:style-name="T3">৪।</text:span> প্রথম পক্ষ <text:span text:style-name="T1">(দাতা) </text:span>এই তিন বছর পূর্বে <text:s/>দোকান ফেরত নিতে <text:s/>পারিব না <text:span text:style-name="T1">দ্বিতীয় পক্ষ</text:span><text:span text:style-name="T3">ের </text:span>(ভাড়াটিয়া) </text:p>
      <text:p text:style-name="P10">কাছ <text:span text:style-name="T3">থেকে ।</text:span><text:span text:style-name="T4">ক১২</text:span><text:line-break/><text:span text:style-name="T4">আ২ককক১য়া২</text:span><text:line-break/></text:p>
      <text:p text:style-name="P11"/>
      <text:p text:style-name="P12"><text:span text:style-name="T5">সাক্ষীর স্বাক্ষরঃ </text:span></text:p>
      <text:p text:style-name="P12"/>
      <text:p text:style-name="P12"><text:span text:style-name="T5">১।<text:tab/><text:tab/><text:tab/><text:tab/></text:span></text:p>
      <text:p text:style-name="P12"><text:span text:style-name="T5">২।<text:tab/><text:tab/><text:tab/><text:tab/></text:span></text:p>
      <text:p text:style-name="P12"><text:span text:style-name="T5">৩।<text:tab/><text:tab/><text:tab/><text:tab/>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5:31:57.496292600</meta:creation-date>
    <dc:date>2025-06-26T07:34:54.431685600</dc:date>
    <meta:editing-duration>PT1H14M8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0" meta:word-count="130" meta:character-count="533" meta:non-whitespace-character-count="379"/>
  </office:meta>
</office:document-meta>
</file>